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2.429cm"/>
    </style:style>
    <style:style style:name="ro3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9" style:family="table-cell" style:parent-style-name="Default" style:data-style-name="N1"/>
    <style:style style:name="ce15" style:family="table-cell" style:parent-style-name="Default">
      <style:table-cell-properties fo:border="0.002cm solid #000000"/>
      <style:text-properties fo:font-weight="bold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language="zxx" fo:country="none"/>
    </style:style>
    <style:style style:name="ce19" style:family="table-cell" style:parent-style-name="Default">
      <style:text-properties fo:language="zxx" fo:country="none" fo:font-style="italic" style:font-style-asian="italic" style:font-style-complex="italic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0"/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2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2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4" table:default-cell-style-name="ce16"/>
        <table:table-column table:style-name="co2" table:default-cell-style-name="ce18"/>
        <table:table-column table:style-name="co3" table:number-columns-repeated="2" table:default-cell-style-name="ce21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6" table:default-cell-style-name="Default"/>
        <table:table-row table:style-name="ro4">
          <table:table-cell table:style-name="ce15" office:value-type="string">
            <text:p>Code</text:p>
          </table:table-cell>
          <table:table-cell table:style-name="ce15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4.5833333333333">
            <text:p>15</text:p>
          </table:table-cell>
          <table:table-cell table:number-columns-repeated="2"/>
          <table:table-cell table:formula="of:=[.E2]+[.F2]+[.G2]" office:value-type="float" office:value="14.5833333333333">
            <text:p>15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 office:value-type="date" office:date-value="2010-05-29">
            <text:p>29.05.2010</text:p>
          </table:table-cell>
          <table:table-cell table:formula="of:=homework_totals" office:value-type="float" office:value="41.6666666666667">
            <text:p>42</text:p>
          </table:table-cell>
          <table:table-cell table:formula="of:=(9+9+8+6)/4*5" office:value-type="float" office:value="40">
            <text:p>40</text:p>
          </table:table-cell>
          <table:table-cell table:formula="of:=5-5" office:value-type="float" office:value="0">
            <office:annotation draw:style-name="gr1" draw:text-style-name="P1" svg:width="2.899cm" svg:height="0.991cm" svg:x="17.345cm" svg:y="0.308cm" draw:caption-point-x="-0.61cm" draw:caption-point-y="1.519cm">
              <dc:date>2010-05-31T00:00:00</dc:date>
              <text:p text:style-name="P1"><text:span text:style-name="T1">Robocode</text:span></text:p>
              <text:p text:style-name="P1"><text:span text:style-name="T1"/></text:p>
            </office:annotation>
            <text:p>0</text:p>
          </table:table-cell>
          <table:table-cell table:formula="of:=[.E4]+[.F4]+[.G4]" office:value-type="float" office:value="81.6666666666667">
            <text:p>8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57cm" draw:caption-point-x="-0.61cm" draw:caption-point-y="1.519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number-columns-repeated="2"/>
          <table:table-cell table:formula="of:=[.E6]+[.F6]+[.G6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table:style-name="ce19"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 office:value-type="date" office:date-value="2010-05-30">
            <text:p>30.05.2010</text:p>
          </table:table-cell>
          <table:table-cell table:formula="of:=homework_totals" office:value-type="float" office:value="39.1666666666667">
            <text:p>39</text:p>
          </table:table-cell>
          <table:table-cell table:formula="of:=(7+10+9+9)/4*5" office:value-type="float" office:value="43.75">
            <text:p>44</text:p>
          </table:table-cell>
          <table:table-cell/>
          <table:table-cell table:formula="of:=[.E8]+[.F8]+[.G8]" office:value-type="float" office:value="82.9166666666667">
            <text:p>8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57cm" draw:caption-point-x="-0.61cm" draw:caption-point-y="1.519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35.875">
            <text:p>36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06cm" draw:caption-point-x="-0.61cm" draw:caption-point-y="1.519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40.875">
            <text:p>41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68.75">
            <text:p>6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 office:value-type="date" office:date-value="2010-05-23">
            <text:p>23.05.2010</text:p>
          </table:table-cell>
          <table:table-cell table:formula="of:=homework_totals" office:value-type="float" office:value="36">
            <text:p>36</text:p>
          </table:table-cell>
          <table:table-cell table:number-columns-repeated="2"/>
          <table:table-cell table:formula="of:=[.E18]+[.F18]+[.G18]" office:value-type="float" office:value="36">
            <text:p>36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17" office:value-type="float" office:value="961522">
            <text:p>961522</text:p>
          </table:table-cell>
          <table:table-cell table:style-name="ce20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55cm" draw:caption-point-x="-0.61cm" draw:caption-point-y="1.519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05cm" draw:caption-point-x="-0.61cm" draw:caption-point-y="1.519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7">
            <office:annotation draw:style-name="gr2" draw:text-style-name="P1" svg:width="6.523cm" svg:height="2.176cm" svg:x="8.339cm" svg:y="0cm" draw:caption-point-x="-0.61cm" draw:caption-point-y="0.874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7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4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4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4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4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4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2.966cm" svg:x="10.597cm" svg:y="0.263cm" draw:caption-point-x="-0.61cm" draw:caption-point-y="1.511cm">
              <dc:date>2010-05-31T00:00:00</dc:date>
              <text:p text:style-name="P1">Athlete</text:p>
              <text:p text:style-name="P1">Locale for country</text:p>
              <text:p text:style-name="P1">Event enum</text:p>
              <text:p text:style-name="P1">DecathlonResult</text:p>
              <text:p text:style-name="P1">Int validationResult</text:p>
            </office:annotation>
            <text:p>9</text:p>
          </table:table-cell>
          <table:table-cell office:value-type="float" office:value="8">
            <office:annotation draw:style-name="gr1" draw:text-style-name="P1" svg:width="2.899cm" svg:height="1.386cm" svg:x="12.855cm" svg:y="0.263cm" draw:caption-point-x="-0.61cm" draw:caption-point-y="1.511cm">
              <dc:date>2010-05-31T00:00:00</dc:date>
              <text:p text:style-name="P1">DecathlonResult contains input-specific code</text:p>
            </office:annotation>
            <text:p>8</text:p>
          </table:table-cell>
          <table:table-cell office:value-type="float" office:value="10">
            <office:annotation draw:style-name="gr1" draw:text-style-name="P1" svg:width="2.899cm" svg:height="0.991cm" svg:x="15.113cm" svg:y="0.263cm" draw:caption-point-x="-0.61cm" draw:caption-point-y="1.511cm">
              <dc:date>2010-05-31T00:00:00</dc:date>
              <text:p text:style-name="P1">Enums,</text:p>
              <text:p text:style-name="P1">System.err</text:p>
            </office:annotation>
            <text:p>10</text:p>
          </table:table-cell>
          <table:table-cell office:value-type="float" office:value="6">
            <office:annotation draw:style-name="gr6" draw:text-style-name="P1" svg:width="4.894cm" svg:height="1.406cm" svg:x="17.371cm" svg:y="0.263cm" draw:caption-point-x="-0.61cm" draw:caption-point-y="1.511cm">
              <dc:date>2010-05-31T00:00:00</dc:date>
              <text:p text:style-name="P1">e.printStackTrace()</text:p>
              <text:p text:style-name="P1">Throws Exception()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1.386cm" svg:x="19.629cm" svg:y="0.263cm" draw:caption-point-x="-0.61cm" draw:caption-point-y="1.511cm">
              <dc:date>2010-05-31T00:00:00</dc:date>
              <text:p text:style-name="P1">Good docs,</text:p>
              <text:p text:style-name="P1">But sometimes too much code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4:.I4])*5/6*[.C4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7" draw:text-style-name="P1" svg:width="9.467cm" svg:height="2.281cm" svg:x="8.339cm" svg:y="0.708cm" draw:caption-point-x="-0.61cm" draw:caption-point-y="1.516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08cm" draw:caption-point-x="-0.61cm" draw:caption-point-y="1.516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7" draw:text-style-name="P1" svg:width="11.061cm" svg:height="2.281cm" svg:x="12.855cm" svg:y="0.708cm" draw:caption-point-x="-0.61cm" draw:caption-point-y="1.516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08cm" draw:caption-point-x="-0.61cm" draw:caption-point-y="1.516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8" draw:text-style-name="P1" svg:width="9.683cm" svg:height="2.966cm" svg:x="17.371cm" svg:y="0.708cm" draw:caption-point-x="-0.61cm" draw:caption-point-y="1.516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08cm" draw:caption-point-x="-0.61cm" draw:caption-point-y="1.516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9" draw:text-style-name="P1" svg:width="7.121cm" svg:height="2.625cm" svg:x="21.887cm" svg:y="0.708cm" draw:caption-point-x="-0.61cm" draw:caption-point-y="1.516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58cm" draw:caption-point-x="-0.61cm" draw:caption-point-y="1.516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10" draw:text-style-name="P1" svg:width="6.769cm" svg:height="1.386cm" svg:x="10.597cm" svg:y="1.158cm" draw:caption-point-x="-0.61cm" draw:caption-point-y="1.516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58cm" draw:caption-point-x="-0.61cm" draw:caption-point-y="1.516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58cm" draw:caption-point-x="-0.61cm" draw:caption-point-y="1.516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58cm" draw:caption-point-x="-0.61cm" draw:caption-point-y="1.516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58cm" draw:caption-point-x="-0.61cm" draw:caption-point-y="1.516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58cm" draw:caption-point-x="-0.61cm" draw:caption-point-y="1.516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3.361cm" svg:x="10.597cm" svg:y="2.062cm" draw:caption-point-x="-0.61cm" draw:caption-point-y="1.511cm">
              <dc:date>2010-05-31T00:00:00</dc:date>
              <text:p text:style-name="P1">Participant (long points)</text:p>
              <text:p text:style-name="P1">DecathlonEvent enum, but includes DB-specifics</text:p>
              <text:p text:style-name="P1">DecathlonData - Iterable</text:p>
            </office:annotation>
            <text:p>9</text:p>
          </table:table-cell>
          <table:table-cell office:value-type="float" office:value="10">
            <office:annotation draw:style-name="gr1" draw:text-style-name="P1" svg:width="2.899cm" svg:height="0.991cm" svg:x="12.855cm" svg:y="2.062cm" draw:caption-point-x="-0.61cm" draw:caption-point-y="1.511cm">
              <dc:date>2010-05-31T00:00:00</dc:date>
              <text:p text:style-name="P1">IOSelector with enums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0.596cm" svg:x="15.113cm" svg:y="2.062cm" draw:caption-point-x="-0.61cm" draw:caption-point-y="1.511cm">
              <dc:date>2010-05-31T00:00:00</dc:date>
              <text:p text:style-name="P1">Own Iterable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2.571cm" svg:x="17.371cm" svg:y="2.062cm" draw:caption-point-x="-0.61cm" draw:caption-point-y="1.511cm">
              <dc:date>2010-05-31T00:00:00</dc:date>
              <text:p text:style-name="P1">Catch, display, return null</text:p>
              <text:p text:style-name="P1">Some autogenerated catch blocks remaining</text:p>
            </office:annotation>
            <text:p>7</text:p>
          </table:table-cell>
          <table:table-cell office:value-type="float" office:value="7">
            <office:annotation draw:style-name="gr1" draw:text-style-name="P1" svg:width="2.899cm" svg:height="0.596cm" svg:x="19.629cm" svg:y="2.062cm" draw:caption-point-x="-0.61cm" draw:caption-point-y="1.511cm">
              <dc:date>2010-05-31T00:00:00</dc:date>
              <text:p text:style-name="P1">Few javadoc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0.596cm" svg:x="21.887cm" svg:y="2.062cm" draw:caption-point-x="-0.61cm" draw:caption-point-y="1.511cm">
              <dc:date>2010-05-31T00:00:00</dc:date>
              <text:p text:style-name="P1">IO not tested</text:p>
            </office:annotation>
            <text:p>5</text:p>
          </table:table-cell>
          <table:table-cell table:formula="of:=SUM([.D8:.I8])*5/6*[.C8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 table:style-name="ce12" office:value-type="percentage" office:value="0.95">
            <office:annotation draw:style-name="gr1" draw:text-style-name="P1" svg:width="2.899cm" svg:height="1.386cm" svg:x="8.339cm" svg:y="3.409cm" draw:caption-point-x="-0.61cm" draw:caption-point-y="1.514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7">
            <office:annotation draw:style-name="gr1" draw:text-style-name="P1" svg:width="2.899cm" svg:height="2.176cm" svg:x="10.597cm" svg:y="3.41cm" draw:caption-point-x="-0.61cm" draw:caption-point-y="1.513cm">
              <dc:date>2010-05-28T00:00:00</dc:date>
              <text:p text:style-name="P1"><text:span text:style-name="T1">Athlete, duplication</text:span></text:p>
              <text:p text:style-name="P1"><text:span text:style-name="T1">2 separate enums with verb names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386cm" svg:x="12.855cm" svg:y="3.41cm" draw:caption-point-x="-0.61cm" draw:caption-point-y="1.513cm">
              <dc:date>2010-05-28T00:00:00</dc:date>
              <text:p text:style-name="P1"><text:span text:style-name="T1">HelperMethod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" draw:text-style-name="P1" svg:width="2.899cm" svg:height="1.781cm" svg:x="15.113cm" svg:y="3.41cm" draw:caption-point-x="-0.61cm" draw:caption-point-y="1.513cm">
              <dc:date>2010-05-28T00:00:00</dc:date>
              <text:p text:style-name="P1"><text:span text:style-name="T1">Wrong usage of enum constants</text:span></text:p>
              <text:p text:style-name="P1"><text:span text:style-name="T1">ScoreComparator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0.991cm" svg:x="17.371cm" svg:y="3.41cm" draw:caption-point-x="-0.61cm" draw:caption-point-y="1.513cm">
              <dc:date>2010-05-28T00:00:00</dc:date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office:annotation draw:style-name="gr1" draw:text-style-name="P1" svg:width="2.899cm" svg:height="0.596cm" svg:x="21.887cm" svg:y="3.411cm" draw:caption-point-x="-0.61cm" draw:caption-point-y="1.512cm">
              <dc:date>2010-05-28T00:00:00</dc:date>
              <text:p text:style-name="P1"><text:span text:style-name="T1">Low coverage</text:span></text:p>
            </office:annotation>
            <text:p>4</text:p>
          </table:table-cell>
          <table:table-cell table:formula="of:=SUM([.D11:.I11])*5/6*[.C11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 table:style-name="ce13" office:value-type="percentage" office:value="0.95">
            <office:annotation draw:style-name="gr1" draw:text-style-name="P1" svg:width="2.899cm" svg:height="1.386cm" svg:x="8.339cm" svg:y="3.859cm" draw:caption-point-x="-0.61cm" draw:caption-point-y="1.514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8">
            <office:annotation draw:style-name="gr1" draw:text-style-name="P1" svg:width="2.899cm" svg:height="1.386cm" svg:x="10.597cm" svg:y="3.86cm" draw:caption-point-x="-0.61cm" draw:caption-point-y="1.513cm">
              <dc:date>2010-05-28T00:00:00</dc:date>
              <text:p text:style-name="P1"><text:span text:style-name="T1">Athlete, duplication</text:span></text:p>
              <text:p text:style-name="P1"><text:span text:style-name="T1">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3.859cm" draw:caption-point-x="-0.61cm" draw:caption-point-y="1.514cm">
              <dc:date>2010-05-28T00:00:00</dc:date>
              <text:p text:style-name="P1"><text:span text:style-name="T1">Very strange SupportClas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1" draw:text-style-name="P1" svg:width="6.354cm" svg:height="1.093cm" svg:x="15.113cm" svg:y="3.86cm" draw:caption-point-x="-0.61cm" draw:caption-point-y="1.513cm">
              <dc:date>2010-05-28T00:00:00</dc:date>
              <text:p text:style-name="P1"><text:span text:style-name="T1">No correct loading of resources</text:span></text:p>
            </office:annotation>
            <text:p>7</text:p>
          </table:table-cell>
          <table:table-cell office:value-type="float" office:value="6">
            <office:annotation draw:style-name="gr12" draw:text-style-name="P1" svg:width="5.885cm" svg:height="1.464cm" svg:x="17.371cm" svg:y="3.86cm" draw:caption-point-x="-0.61cm" draw:caption-point-y="1.513cm">
              <dc:date>2010-05-28T00:00:00</dc:date>
              <text:p text:style-name="P1"><text:span text:style-name="T1">Continues in case of fatal errors</text:span></text:p>
              <text:p text:style-name="P1"><text:span text:style-name="T1">throws new Exception(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office:annotation draw:style-name="gr1" draw:text-style-name="P1" svg:width="2.899cm" svg:height="0.991cm" svg:x="21.887cm" svg:y="3.86cm" draw:caption-point-x="-0.61cm" draw:caption-point-y="1.513cm">
              <dc:date>2010-05-28T00:00:00</dc:date>
              <text:p text:style-name="P1"><text:span text:style-name="T1">Mostly getters/setters</text:span></text:p>
            </office:annotation>
            <text:p>3</text:p>
          </table:table-cell>
          <table:table-cell table:formula="of:=SUM([.D12:.I12])*5/6*[.C12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3" draw:text-style-name="P1" svg:width="6.633cm" svg:height="2.366cm" svg:x="8.339cm" svg:y="4.307cm" draw:caption-point-x="-0.61cm" draw:caption-point-y="1.516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4" draw:text-style-name="P1" svg:width="5.173cm" svg:height="2.367cm" svg:x="10.597cm" svg:y="4.307cm" draw:caption-point-x="-0.61cm" draw:caption-point-y="1.516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07cm" draw:caption-point-x="-0.61cm" draw:caption-point-y="1.516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5" draw:text-style-name="P1" svg:width="5.776cm" svg:height="1.781cm" svg:x="15.113cm" svg:y="4.307cm" draw:caption-point-x="-0.61cm" draw:caption-point-y="1.516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07cm" draw:caption-point-x="-0.61cm" draw:caption-point-y="1.516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6" draw:text-style-name="P1" svg:width="6.709cm" svg:height="1.756cm" svg:x="19.629cm" svg:y="4.307cm" draw:caption-point-x="-0.61cm" draw:caption-point-y="1.516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07cm" draw:caption-point-x="-0.61cm" draw:caption-point-y="1.516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7" draw:text-style-name="P1" svg:width="6cm" svg:height="1.785cm" svg:x="8.339cm" svg:y="5.207cm" draw:caption-point-x="-0.61cm" draw:caption-point-y="1.515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90%</text:p>
          </table:table-cell>
          <table:table-cell office:value-type="float" office:value="7">
            <office:annotation draw:style-name="gr18" draw:text-style-name="P1" svg:width="6.054cm" svg:height="2.607cm" svg:x="10.597cm" svg:y="5.207cm" draw:caption-point-x="-0.61cm" draw:caption-point-y="1.515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07cm" draw:caption-point-x="-0.61cm" draw:caption-point-y="1.515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9" draw:text-style-name="P1" svg:width="4.345cm" svg:height="1.599cm" svg:x="15.113cm" svg:y="5.207cm" draw:caption-point-x="-0.61cm" draw:caption-point-y="1.515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20" draw:text-style-name="P1" svg:width="5.802cm" svg:height="2.369cm" svg:x="17.371cm" svg:y="5.207cm" draw:caption-point-x="-0.61cm" draw:caption-point-y="1.515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07cm" draw:caption-point-x="-0.61cm" draw:caption-point-y="1.515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 office:value-type="percentage" office:value="0.9">
            <office:annotation draw:style-name="gr1" draw:text-style-name="P1" svg:width="2.899cm" svg:height="2.571cm" svg:x="8.339cm" svg:y="6.56cm" draw:caption-point-x="-0.61cm" draw:caption-point-y="1.512cm">
              <dc:date>2010-05-29T00:00:00</dc:date>
              <text:p text:style-name="P1"><text:span text:style-name="T1">Input from console not human-friendly</text:span></text:p>
              <text:p text:style-name="P1"><text:span text:style-name="T1">System.in encoding hardcoded</text:span></text:p>
            </office:annotation>
            <text:p>90%</text:p>
          </table:table-cell>
          <table:table-cell office:value-type="float" office:value="10">
            <office:annotation draw:style-name="gr1" draw:text-style-name="P1" svg:width="2.899cm" svg:height="2.571cm" svg:x="10.597cm" svg:y="6.56cm" draw:caption-point-x="-0.61cm" draw:caption-point-y="1.512cm">
              <dc:date>2010-05-29T00:00:00</dc:date>
              <text:p text:style-name="P1"><text:span text:style-name="T1">Athlete, Events, Units</text:span></text:p>
              <text:p text:style-name="P1"><text:span text:style-name="T1">Values used for calculation</text:span></text:p>
              <text:p text:style-name="P1"><text:span text:style-name="T1">Data extends Athlete?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1.781cm" svg:x="12.855cm" svg:y="6.56cm" draw:caption-point-x="-0.61cm" draw:caption-point-y="1.512cm">
              <dc:date>2010-05-29T00:00:00</dc:date>
              <text:p text:style-name="P1"><text:span text:style-name="T1">More code than necessary for parameter parsing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3.756cm" svg:x="15.113cm" svg:y="6.56cm" draw:caption-point-x="-0.61cm" draw:caption-point-y="1.512cm">
              <dc:date>2010-05-29T00:00:00</dc:date>
              <text:p text:style-name="P1"><text:span text:style-name="T1">Locale.getISOCountries()</text:span></text:p>
              <text:p text:style-name="P1"><text:span text:style-name="T1">print() used instead of println()</text:span></text:p>
              <text:p text:style-name="P1"><text:span text:style-name="T1">Wrong use of Logger (can't enable externally)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781cm" svg:x="17.371cm" svg:y="6.56cm" draw:caption-point-x="-0.61cm" draw:caption-point-y="1.512cm">
              <dc:date>2010-05-29T00:00:00</dc:date>
              <text:p text:style-name="P1"><text:span text:style-name="T1">Throws Exception</text:span></text:p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9cm" svg:height="1.386cm" svg:x="19.629cm" svg:y="6.56cm" draw:caption-point-x="-0.61cm" draw:caption-point-y="1.512cm">
              <dc:date>2010-05-29T00:00:00</dc:date>
              <text:p text:style-name="P1"><text:span text:style-name="T1">Wrong naming convention in some place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781cm" svg:x="21.887cm" svg:y="6.56cm" draw:caption-point-x="-0.61cm" draw:caption-point-y="1.512cm">
              <dc:date>2010-05-29T00:00:00</dc:date>
              <text:p text:style-name="P1"><text:span text:style-name="T1">Locale specific</text:span></text:p>
              <text:p text:style-name="P1"><text:span text:style-name="T1">Own Input and OutputStream mocks</text:span></text:p>
            </office:annotation>
            <text:p>7</text:p>
          </table:table-cell>
          <table:table-cell table:formula="of:=SUM([.D18:.I18])*5/6*[.C18]" office:value-type="float" office:value="36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0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7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31T17:49:53</dc:date>
    <dc:language>en-US</dc:language>
    <meta:editing-cycles>197</meta:editing-cycles>
    <meta:editing-duration>PT172H27M05S</meta:editing-duration>
    <dc:creator>Anton Keks</dc:creator>
    <meta:document-statistic meta:table-count="2" meta:cell-count="369" meta:object-count="0"/>
    <meta:user-defined meta:name="Info 1"/>
    <meta:user-defined meta:name="Info 2"/>
    <meta:user-defined meta:name="Info 3"/>
    <meta:user-defined meta:name="Info 4"/>
  </office:meta>
</office:document-meta>
</file>